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ed89" officeooo:paragraph-rsid="0001b8b2"/>
    </style:style>
    <style:style style:name="P2" style:family="paragraph" style:parent-style-name="Text_20_body">
      <style:text-properties officeooo:rsid="0022aea4" officeooo:paragraph-rsid="0001b8b2"/>
    </style:style>
    <style:style style:name="P3" style:family="paragraph" style:parent-style-name="Text_20_body">
      <style:text-properties officeooo:paragraph-rsid="0001b8b2"/>
    </style:style>
    <style:style style:name="P4" style:family="paragraph" style:parent-style-name="Title">
      <style:text-properties officeooo:paragraph-rsid="0001b8b2"/>
    </style:style>
    <style:style style:name="T1" style:family="text">
      <style:text-properties officeooo:rsid="0001b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herche de <text:span text:style-name="T1">pré-microARN et Hybridation ARNmessager/MicroARN</text:span></text:p>
      <text:p text:style-name="P3"/>
      <text:p text:style-name="P1">Réalisation Projet AeA :</text:p>
      <text:p text:style-name="P1">Dalencourt Alex</text:p>
      <text:p text:style-name="P2">Goldac Ludovic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4:53:08.111560334</meta:creation-date>
    <meta:generator>LibreOffice/5.1.6.2$Linux_X86_64 LibreOffice_project/10m0$Build-2</meta:generator>
    <dc:date>2017-03-12T04:55:52.511726355</dc:date>
    <meta:editing-duration>PT2M44S</meta:editing-duration>
    <meta:editing-cycles>1</meta:editing-cycles>
    <meta:document-statistic meta:table-count="0" meta:image-count="0" meta:object-count="0" meta:page-count="1" meta:paragraph-count="4" meta:word-count="14" meta:character-count="114" meta:non-whitespace-character-count="104"/>
  </office:meta>
</office:document-meta>
</file>